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48acd"/>
    </style:style>
    <style:style style:name="P2" style:family="paragraph" style:parent-style-name="Preformatted_20_Text">
      <style:text-properties officeooo:rsid="00148acd" officeooo:paragraph-rsid="00148acd"/>
    </style:style>
    <style:style style:name="P3" style:family="paragraph" style:parent-style-name="Preformatted_20_Text" style:list-style-name="L1">
      <style:text-properties officeooo:rsid="0015ed4f" officeooo:paragraph-rsid="0015ed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1. Image: A Docker image is a file, comprised of multiple layers, used to execute code in a Docker container.</text:p>
      <text:p text:style-name="Preformatted_20_Text"><text:s text:c="4"/>2. Dockerfile: it’s defines the template for the docker image.</text:p>
      <text:p text:style-name="Preformatted_20_Text"><text:s text:c="4"/>3. Docker hub: it’s the remote repository of docker images.</text:p>
      <text:p text:style-name="Preformatted_20_Text"><text:s text:c="4"/>• By default, docker images are pulled from https://hub.docker.com/</text:p>
      <text:p text:style-name="Preformatted_20_Text"><text:s text:c="4"/>4. commands:</text:p>
      <text:p text:style-name="Preformatted_20_Text"><text:s text:c="4"/>• docker build -t &lt;localimagename&gt; .</text:p>
      <text:p text:style-name="Preformatted_20_Text"><text:s text:c="4"/>• docker tag &lt;localimagename&gt; &lt;username&gt;/&lt;repository&gt;:&lt;tag&gt;</text:p>
      <text:p text:style-name="Preformatted_20_Text"><text:s text:c="4"/>• docker login</text:p>
      <text:p text:style-name="Preformatted_20_Text"><text:s text:c="4"/>• docker push &lt;username&gt;/&lt;repository&gt;:&lt;tag&gt;</text:p>
      <text:p text:style-name="Preformatted_20_Text"><text:s text:c="4"/>• docker pull &lt;username&gt;/&lt;repository&gt;:&lt;tag&gt;</text:p>
      <text:p text:style-name="Preformatted_20_Text"><text:s text:c="4"/>• docker run -p &lt;local_port&gt;:&lt;container_port&gt; &lt;username&gt;/&lt;repository&gt;:&lt;tag&gt;</text:p>
      <text:p text:style-name="P2">5. Container: Container is runtime instance created from an docker image. Dockerfile defines what goes inside in the container environmant.</text:p>
      <text:list xml:id="list713048828" text:style-name="L1">
        <text:list-item>
          <text:p text:style-name="P3">Running command: docker exec -it &lt;container_id&gt; &lt;command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03:05:25.175975412</dc:date>
    <meta:editing-duration>PT5M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107" meta:character-count="820" meta:non-whitespace-character-count="683"/>
  </office:meta>
</office:document-meta>
</file>